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Calibri" style:font-name-complex="Calibri1"/>
    </style:style>
    <style:style style:name="P3" style:family="paragraph" style:parent-style-name="Standard">
      <style:text-properties style:font-name="Calibri" style:font-name-complex="Calibri1" style:font-weight-complex="bold"/>
    </style:style>
    <style:style style:name="P4" style:family="paragraph" style:parent-style-name="Standard" style:master-page-name="Standard">
      <style:paragraph-properties style:page-number="auto"/>
    </style:style>
    <style:style style:name="P5" style:family="paragraph" style:parent-style-name="List_20_Paragraph">
      <style:text-properties style:font-name="Calibri" fo:font-weight="bold" style:font-weight-asian="bold" style:font-name-complex="Calibri1" style:font-weight-complex="bold"/>
    </style:style>
    <style:style style:name="P6" style:family="paragraph" style:parent-style-name="List_20_Paragraph" style:list-style-name="WWNum1"/>
    <style:style style:name="P7" style:family="paragraph" style:parent-style-name="List_20_Paragraph" style:list-style-name="WWNum2"/>
    <style:style style:name="P8" style:family="paragraph" style:parent-style-name="List_20_Paragraph">
      <style:paragraph-properties fo:margin-left="0.635cm" fo:margin-right="0cm" fo:text-indent="0cm" style:auto-text-indent="false"/>
      <style:text-properties style:font-name="Calibri" style:font-name-complex="Calibri1"/>
    </style:style>
    <style:style style:name="T1" style:family="text">
      <style:text-properties style:text-underline-style="solid" style:text-underline-width="auto" style:text-underline-color="font-color" fo:font-weight="bold" style:font-weight-asian="bold"/>
    </style:style>
    <style:style style:name="T2" style:family="text">
      <style:text-properties style:font-name="Calibri" style:font-name-complex="Calibri1"/>
    </style:style>
    <style:style style:name="T3" style:family="text">
      <style:text-properties style:font-name="Calibri" style:font-name-complex="Calibri1" style:font-weight-complex="bold"/>
    </style:style>
    <style:style style:name="T4" style:family="text">
      <style:text-properties style:font-name="Calibri" fo:font-weight="bold" style:font-weight-asian="bold" style:font-name-complex="Calibri1" style:font-weight-complex="bold"/>
    </style:style>
    <style:style style:name="T5" style:family="text">
      <style:text-properties style:font-name="Calibri" fo:font-style="italic" style:font-style-asian="italic"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areas para continuar grided</text:span></text:p>
      <text:p text:style-name="P5"/>
      <text:list xml:id="list440232340" text:style-name="WWNum1">
        <text:list-item>
          <text:p text:style-name="P6"><text:span text:style-name="T4">Asociar una versión del modelo al crear el espacio</text:span></text:p>
        </text:list-item>
        <text:list-item>
          <text:p text:style-name="P6"><text:span text:style-name="T4">Continuar la integración con el Deploy</text:span></text:p>
        </text:list-item>
        <text:list-item>
          <text:p text:style-name="P6"><text:span text:style-name="T4">Continuar la integración con el Space</text:span></text:p>
        </text:list-item>
        <text:list-item>
          <text:p text:style-name="P6"><text:span text:style-name="T4">Implementar la funcionalidad del Home</text:span></text:p>
        </text:list-item>
        <text:list-item>
          <text:p text:style-name="P6"><text:span text:style-name="T4">Restringir el acceso a grided a usuarios registrados en la federación</text:span></text:p>
        </text:list-item>
      </text:list>
      <text:p text:style-name="P8"/>
      <text:list xml:id="list1285033419" text:style-name="WWNum2">
        <text:list-item>
          <text:p text:style-name="P7"><text:span text:style-name="T4">Asociar una versión del modelo al crear el espacio</text:span></text:p>
        </text:list-item>
      </text:list>
      <text:p text:style-name="P1"><text:span text:style-name="T2">Al crear el espacio se le debe poder asociar una versión del modelo compatible. A partir de entonces se podrá hacer un ugrade del espacio a la inmediatamente versión más reciente del modelo. Esta operación ha de estar disponible consultando un modelo o editando un espacio.</text:span></text:p>
      <text:list xml:id="list899389810" text:continue-numbering="true" text:style-name="WWNum2">
        <text:list-item>
          <text:p text:style-name="P7"><text:span text:style-name="T4">Continuar con la integración con el Deploy</text:span></text:p>
        </text:list-item>
      </text:list>
      <text:p text:style-name="P1"><text:span text:style-name="T2">Para hacer la integración con el deploy se ha definido una clase SetupService en el paquete “</text:span><text:span text:style-name="T5">org.monet.grided.core.services.deploy”. </text:span><text:span text:style-name="T2">Esta clase instancia un DeploySetupApi para hacer la llamadas al deploy. Los puntos desde los que se llamará al DeployService son las acciones. Basta con añadir una variable del tipo DeployService en el constructor <text:s/>de la acción para hacer uso del deployService desde la misma.</text:span></text:p>
      <text:list xml:id="list433766123" text:continue-numbering="true" text:style-name="WWNum2">
        <text:list-item>
          <text:p text:style-name="P7"><text:span text:style-name="T4">Continuar la integración con el Space</text:span></text:p>
        </text:list-item>
      </text:list>
      <text:p text:style-name="P1"><text:span text:style-name="T3">La integración con el space se realiza de la misma manera que el deploy. Para ello se ha creado la clase SpaceService en el paqueta “</text:span><text:span text:style-name="T5">org.monet.grided.core.services.space</text:span><text:span text:style-name="T3">”. Esta clase crear una instancia del SpaceSetupApi para enviarle los mensajes correspondientes.</text:span></text:p>
      <text:list xml:id="list1132124023" text:continue-numbering="true" text:style-name="WWNum2">
        <text:list-item>
          <text:p text:style-name="P7"><text:span text:style-name="T4">Implementar la funcionalidad del Home</text:span></text:p>
        </text:list-item>
      </text:list>
      <text:p text:style-name="P1"><text:span text:style-name="T3">Se habló de incluir un home a la aplicación pero no se dijo nada de la funcionalidad que se quería ofrecer desde ahí. </text:span></text:p>
      <text:list xml:id="list844734388" text:continue-numbering="true" text:style-name="WWNum2">
        <text:list-item>
          <text:p text:style-name="P7"><text:span text:style-name="T4">Restringir el acceso a grided a usuarios registrados en la federación</text:span></text:p>
        </text:list-item>
      </text:list>
      <text:p text:style-name="P1"><text:span text:style-name="T3">Falta incluir la autenticación en grided a través de la federación.</text:span></text:p>
      <text:p text:style-name="P3"/>
      <text:p text:style-name="P2"/>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Droid Sans Fallback"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99pt solid #4f81bd"/>
      <style:text-properties fo:color="#17365d" style:font-name="Cambria"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Título_20_Car" style:display-name="Título Car" style:family="text" style:parent-style-name="Default_20_Paragraph_20_Font">
      <style:text-properties fo:color="#17365d" style:font-name="Cambria" fo:font-size="26pt" fo:letter-spacing="0.009cm" style:letter-kerning="true" style:font-size-asian="26pt" style:font-name-complex="F" style:font-size-complex="26pt"/>
    </style:style>
    <style:style style:name="Título_20_1_20_Car" style:display-name="Título 1 C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caballero</meta:initial-creator>
    <dc:creator>ycaballero</dc:creator>
    <meta:editing-cycles>2</meta:editing-cycles>
    <meta:creation-date>2011-12-28T09:07:00</meta:creation-date>
    <dc:date>2011-12-28T15:28:00</dc:date>
    <meta:editing-duration>PT6M21S</meta:editing-duration>
    <meta:generator>LibreOffice/3.4$Unix LibreOffice_project/340m1$Build-402</meta:generator>
    <meta:document-statistic meta:table-count="0" meta:image-count="0" meta:object-count="0" meta:page-count="2" meta:paragraph-count="16" meta:word-count="269" meta:character-count="1647" meta:non-whitespace-character-count="140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